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9900000299EB2E0301A518CAEA.png" manifest:media-type="image/png"/>
  <manifest:file-entry manifest:full-path="Pictures/100002010000029900000299E254604A60209308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ffffff" svg:stroke-opacity="100%" draw:fill-color="#8e86ae" draw:opacity="50%" draw:textarea-vertical-align="middle" draw:auto-grow-height="false" fo:min-height="7.05cm" fo:min-width="6.964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e86ae" draw:opacity="50%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15.749cm" svg:height="15.749cm" svg:x="-0.001cm" svg:y="-0.001cm">
            <draw:image xlink:href="Pictures/100002010000029900000299E254604A60209308.png" xlink:type="simple" xlink:show="embed" xlink:actuate="onLoad" loext:mime-type="image/png">
              <text:p/>
            </draw:image>
          </draw:frame>
          <draw:frame draw:style-name="gr1" draw:text-style-name="P1" draw:layer="layout" svg:width="15.749cm" svg:height="15.749cm" svg:x="-0.001cm" svg:y="-0.019cm">
            <draw:image xlink:href="Pictures/100002010000029900000299EB2E0301A518CAEA.png" xlink:type="simple" xlink:show="embed" xlink:actuate="onLoad" loext:mime-type="image/png">
              <text:p/>
            </draw:image>
          </draw:frame>
          <draw:custom-shape draw:style-name="gr2" draw:text-style-name="P2" draw:layer="layout" svg:width="7.464cm" svg:height="7.3cm" draw:transform="skewX (6.83514860145302E-017) rotate (0.450818545790135) translate (0.921cm 6.99cm)">
            <text:p/>
            <draw:enhanced-geometry svg:viewBox="0 0 21600 21600" draw:mirror-horizontal="false" draw:mirror-vertical="true" draw:text-areas="0 0 21600 21600" draw:type="circular-arrow" draw:modifiers="173.834521748019 -40.3765851543276 7085.59706803676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.748cm" fo:page-height="15.74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22:06:38.827545934</meta:creation-date>
    <dc:date>2021-04-12T22:33:46.898673443</dc:date>
    <meta:editing-duration>PT4M22S</meta:editing-duration>
    <meta:editing-cycles>3</meta:editing-cycles>
    <meta:generator>LibreOffice/6.4.6.2$Linux_X86_64 LibreOffice_project/40$Build-2</meta:generator>
    <meta:document-statistic meta:object-count="27"/>
  </office:meta>
</office:document-meta>
</file>